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2ea97" officeooo:paragraph-rsid="0012ea97"/>
    </style:style>
    <style:style style:name="P2" style:family="paragraph" style:parent-style-name="Standard">
      <style:paragraph-properties fo:text-align="center" style:justify-single-word="false"/>
      <style:text-properties fo:font-size="20pt" officeooo:rsid="00121901" officeooo:paragraph-rsid="00121901" style:font-size-asian="20pt" style:font-size-complex="20pt"/>
    </style:style>
    <style:style style:name="P3" style:family="paragraph" style:parent-style-name="Standard">
      <style:paragraph-properties fo:text-align="center" style:justify-single-word="false"/>
      <style:text-properties fo:font-size="20pt" officeooo:rsid="0034a88e" officeooo:paragraph-rsid="0034a88e" style:font-size-asian="20pt" style:font-size-complex="20pt"/>
    </style:style>
    <style:style style:name="P4" style:family="paragraph" style:parent-style-name="Standard">
      <style:paragraph-properties fo:text-align="start" style:justify-single-word="false"/>
      <style:text-properties fo:font-size="16pt" officeooo:rsid="00121901" officeooo:paragraph-rsid="00121901" style:font-size-asian="16pt" style:font-size-complex="16pt"/>
    </style:style>
    <style:style style:name="P5" style:family="paragraph" style:parent-style-name="Standard">
      <style:paragraph-properties fo:text-align="start" style:justify-single-word="false"/>
      <style:text-properties fo:color="#ff3333" fo:font-size="16pt" officeooo:rsid="00121901" officeooo:paragraph-rsid="00121901" fo:background-color="transparent" style:font-size-asian="16pt" style:font-size-complex="16pt"/>
    </style:style>
    <style:style style:name="P6" style:family="paragraph" style:parent-style-name="Standard">
      <style:paragraph-properties fo:text-align="start" style:justify-single-word="false"/>
      <style:text-properties fo:color="#ff3333" fo:font-size="16pt" officeooo:rsid="0024fe11" officeooo:paragraph-rsid="0024fe11" style:font-size-asian="16pt" style:font-size-complex="16pt"/>
    </style:style>
    <style:style style:name="P7" style:family="paragraph" style:parent-style-name="Standard">
      <style:paragraph-properties fo:text-align="start" style:justify-single-word="false"/>
      <style:text-properties fo:font-size="14pt" officeooo:rsid="00121901" officeooo:paragraph-rsid="00121901" style:font-size-asian="14pt" style:font-size-complex="14pt"/>
    </style:style>
    <style:style style:name="P8" style:family="paragraph" style:parent-style-name="Standard">
      <style:paragraph-properties fo:text-align="start" style:justify-single-word="false"/>
      <style:text-properties fo:font-size="14pt" officeooo:rsid="00171407" officeooo:paragraph-rsid="00171407" style:font-size-asian="14pt" style:font-size-complex="14pt"/>
    </style:style>
    <style:style style:name="P9" style:family="paragraph" style:parent-style-name="Standard">
      <style:paragraph-properties fo:text-align="start" style:justify-single-word="false"/>
      <style:text-properties fo:font-size="14pt" officeooo:rsid="001dd151" officeooo:paragraph-rsid="001dd151" style:font-size-asian="14pt" style:font-size-complex="14pt"/>
    </style:style>
    <style:style style:name="P10" style:family="paragraph" style:parent-style-name="Standard">
      <style:paragraph-properties fo:text-align="start" style:justify-single-word="false"/>
      <style:text-properties fo:font-size="14pt" officeooo:rsid="001fbbd7" officeooo:paragraph-rsid="001fbbd7" style:font-size-asian="14pt" style:font-size-complex="14pt"/>
    </style:style>
    <style:style style:name="P11" style:family="paragraph" style:parent-style-name="Standard">
      <style:paragraph-properties fo:text-align="start" style:justify-single-word="false"/>
      <style:text-properties fo:font-size="12pt" officeooo:rsid="00121901" officeooo:paragraph-rsid="00121901" style:font-size-asian="12pt" style:font-size-complex="12pt"/>
    </style:style>
    <style:style style:name="P12" style:family="paragraph" style:parent-style-name="Standard">
      <style:paragraph-properties fo:text-align="start" style:justify-single-word="false"/>
      <style:text-properties fo:color="#000000" fo:font-size="16pt" officeooo:rsid="00272650" officeooo:paragraph-rsid="00272650" style:font-size-asian="16pt" style:font-size-complex="16pt"/>
    </style:style>
    <style:style style:name="P13" style:family="paragraph" style:parent-style-name="Standard">
      <style:paragraph-properties fo:text-align="start" style:justify-single-word="false"/>
      <style:text-properties fo:color="#000000" fo:font-size="14pt" officeooo:rsid="0026b23f" officeooo:paragraph-rsid="0026b23f" style:font-size-asian="14pt" style:font-size-complex="14pt"/>
    </style:style>
    <style:style style:name="P14" style:family="paragraph" style:parent-style-name="Standard">
      <style:paragraph-properties fo:text-align="start" style:justify-single-word="false"/>
      <style:text-properties fo:color="#6666ff" fo:font-size="14pt" officeooo:rsid="0026b23f" officeooo:paragraph-rsid="0026b23f" style:font-size-asian="14pt" style:font-size-complex="14pt"/>
    </style:style>
    <style:style style:name="P15" style:family="paragraph" style:parent-style-name="Standard">
      <style:paragraph-properties fo:text-align="start" style:justify-single-word="false"/>
      <style:text-properties fo:color="#6666ff" fo:font-size="14pt" officeooo:rsid="0026b23f" officeooo:paragraph-rsid="0026b23f" fo:background-color="transparent" style:font-size-asian="14pt" style:font-size-complex="14pt"/>
    </style:style>
    <style:style style:name="P16" style:family="paragraph" style:parent-style-name="Standard">
      <style:paragraph-properties fo:text-align="start" style:justify-single-word="false"/>
      <style:text-properties fo:color="#000000" fo:font-size="14pt" officeooo:rsid="00328421" officeooo:paragraph-rsid="0026b23f" style:font-size-asian="14pt" style:font-size-complex="14pt"/>
    </style:style>
    <style:style style:name="P17" style:family="paragraph" style:parent-style-name="Standard">
      <style:paragraph-properties fo:text-align="start" style:justify-single-word="false"/>
      <style:text-properties fo:color="#000000" fo:font-size="14pt" officeooo:rsid="0026b23f" officeooo:paragraph-rsid="0026b23f" style:font-size-asian="14pt" style:font-size-complex="14pt"/>
    </style:style>
    <style:style style:name="P18" style:family="paragraph" style:parent-style-name="Standard">
      <style:paragraph-properties fo:text-align="start" style:justify-single-word="false"/>
      <style:text-properties fo:color="#000000" fo:font-size="14pt" officeooo:rsid="003841e4" officeooo:paragraph-rsid="003841e4" style:font-size-asian="12.25pt" style:font-size-complex="14pt"/>
    </style:style>
    <style:style style:name="P19" style:family="paragraph" style:parent-style-name="Standard">
      <style:paragraph-properties fo:text-align="start" style:justify-single-word="false"/>
      <style:text-properties fo:color="#800000" fo:font-size="16pt" officeooo:rsid="00368c76" officeooo:paragraph-rsid="00368c76" style:font-size-asian="16pt" style:font-size-complex="16pt"/>
    </style:style>
    <style:style style:name="T1" style:family="text">
      <style:text-properties officeooo:rsid="0019a889"/>
    </style:style>
    <style:style style:name="T2" style:family="text">
      <style:text-properties officeooo:rsid="001b5789"/>
    </style:style>
    <style:style style:name="T3" style:family="text">
      <style:text-properties officeooo:rsid="001e0ba1"/>
    </style:style>
    <style:style style:name="T4" style:family="text">
      <style:text-properties officeooo:rsid="001f4db4"/>
    </style:style>
    <style:style style:name="T5" style:family="text">
      <style:text-properties officeooo:rsid="00222a36"/>
    </style:style>
    <style:style style:name="T6" style:family="text">
      <style:text-properties officeooo:rsid="0022af62"/>
    </style:style>
    <style:style style:name="T7" style:family="text">
      <style:text-properties officeooo:rsid="002373d1"/>
    </style:style>
    <style:style style:name="T8" style:family="text">
      <style:text-properties officeooo:rsid="00272650"/>
    </style:style>
    <style:style style:name="T9" style:family="text">
      <style:text-properties officeooo:rsid="002920df"/>
    </style:style>
    <style:style style:name="T10" style:family="text">
      <style:text-properties officeooo:rsid="002c3b01"/>
    </style:style>
    <style:style style:name="T11" style:family="text">
      <style:text-properties officeooo:rsid="002de8e9"/>
    </style:style>
    <style:style style:name="T12" style:family="text">
      <style:text-properties fo:color="#000000" officeooo:rsid="002de8e9"/>
    </style:style>
    <style:style style:name="T13" style:family="text">
      <style:text-properties fo:color="#000000" officeooo:rsid="002f2f1d" fo:background-color="transparent" loext:char-shading-value="0"/>
    </style:style>
    <style:style style:name="T14" style:family="text">
      <style:text-properties fo:color="#000000" officeooo:rsid="00310b25"/>
    </style:style>
    <style:style style:name="T15" style:family="text">
      <style:text-properties fo:color="#000000" officeooo:rsid="00328421"/>
    </style:style>
    <style:style style:name="T16" style:family="text">
      <style:text-properties officeooo:rsid="002f2f1d"/>
    </style:style>
    <style:style style:name="T17" style:family="text">
      <style:text-properties fo:background-color="transparent" loext:char-shading-value="0"/>
    </style:style>
    <style:style style:name="T18" style:family="text">
      <style:text-properties officeooo:rsid="00310b25"/>
    </style:style>
    <style:style style:name="T19" style:family="text">
      <style:text-properties officeooo:rsid="00328421"/>
    </style:style>
    <style:style style:name="T20" style:family="text">
      <style:text-properties officeooo:rsid="0033ccd8"/>
    </style:style>
    <style:style style:name="T21" style:family="text">
      <style:text-properties officeooo:rsid="003841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GEBZE TECHNICAL UNIVERSITY</text:p>
      <text:p text:style-name="P2"/>
      <text:p text:style-name="P2"/>
      <text:p text:style-name="P2"/>
      <text:p text:style-name="P2">CSE 102 C PROGRAMMING SUMMER HOMEWORK</text:p>
      <text:p text:style-name="P2">REPORT</text:p>
      <text:p text:style-name="P2"/>
      <text:p text:style-name="P2"/>
      <text:p text:style-name="P3">AGAR.IO </text:p>
      <text:p text:style-name="P2"/>
      <text:p text:style-name="P2"/>
      <text:p text:style-name="P2">HASAN MEN</text:p>
      <text:p text:style-name="P2"/>
      <text:p text:style-name="P2">131044009</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5"/>
      <text:p text:style-name="P5"/>
      <text:p text:style-name="P5">Data Structures :</text:p>
      <text:p text:style-name="P4"/>
      <text:p text:style-name="P11">Structure coordinat_t</text:p>
      <text:p text:style-name="P11">{</text:p>
      <text:p text:style-name="P11"><text:tab/>float x,y → store x and y coordinats like float numbers.</text:p>
      <text:p text:style-name="P11">};</text:p>
      <text:p text:style-name="P7"/>
      <text:p text:style-name="P8">typedef struct{</text:p>
      <text:p text:style-name="P8"><text:s text:c="2"/>coordinat_t coord; <text:tab/><text:tab/>// <text:span text:style-name="T1">store agar coordinates</text:span></text:p>
      <text:p text:style-name="P8"><text:s text:c="2"/>float r; <text:tab/><text:tab/><text:tab/><text:tab/>// <text:span text:style-name="T1">radius</text:span></text:p>
      <text:p text:style-name="P8"><text:s text:c="2"/>int mass; <text:tab/><text:tab/><text:tab/><text:tab/>// to<text:span text:style-name="T1">tal point</text:span></text:p>
      <text:p text:style-name="P8"><text:s text:c="2"/>int alive; <text:tab/><text:tab/><text:tab/><text:tab/>// <text:span text:style-name="T1">alive or dead</text:span></text:p>
      <text:p text:style-name="P8"><text:s text:c="2"/>ALLEGRO_COLOR color; <text:tab/>// <text:span text:style-name="T1">agar colors</text:span></text:p>
      <text:p text:style-name="P8"><text:s text:c="2"/>int time; <text:tab/><text:tab/><text:tab/><text:tab/>// <text:span text:style-name="T1">time to combine again</text:span></text:p>
      <text:p text:style-name="P8"><text:s text:c="2"/>float speed; <text:tab/><text:tab/><text:tab/>// <text:span text:style-name="T2">agar speed</text:span></text:p>
      <text:p text:style-name="P8"><text:s text:c="2"/>bool is_twin; <text:tab/><text:tab/><text:tab/>// <text:span text:style-name="T2">controller for split_function</text:span></text:p>
      <text:p text:style-name="P8"><text:s text:c="2"/>int whose_twin; <text:tab/><text:tab/><text:tab/>// <text:span text:style-name="T2">specify copy and original agar</text:span></text:p>
      <text:p text:style-name="P8">}agar_t;</text:p>
      <text:p text:style-name="P8"/>
      <text:p text:style-name="P9">typedef struct {</text:p>
      <text:p text:style-name="P9"><text:s text:c="2"/>int baits_num; <text:tab/><text:tab/><text:tab/>// <text:span text:style-name="T3">number of baits</text:span></text:p>
      <text:p text:style-name="P9"><text:s text:c="2"/>int bot_number; <text:tab/><text:tab/><text:tab/>// <text:span text:style-name="T3">number of bots</text:span></text:p>
      <text:p text:style-name="P9"><text:s text:c="2"/>int skin_counter; <text:tab/><text:tab/><text:tab/>// <text:span text:style-name="T3">skin counter</text:span></text:p>
      <text:p text:style-name="P9"><text:s text:c="2"/>int map_counter; <text:tab/><text:tab/><text:tab/>// <text:span text:style-name="T3">map counter</text:span></text:p>
      <text:p text:style-name="P9"><text:s text:c="2"/>ALLEGRO_BITMAP *skin; <text:tab/>// <text:span text:style-name="T3">standart player skins</text:span></text:p>
      <text:p text:style-name="P9"><text:s text:c="2"/>ALLEGRO_BITMAP *backg; // <text:span text:style-name="T3">back ground</text:span></text:p>
      <text:p text:style-name="P9"><text:s text:c="2"/>coordinat_t mouse_coord; <text:tab/>// <text:span text:style-name="T3">mouse coordinats</text:span></text:p>
      <text:p text:style-name="P9"><text:s text:c="2"/>coordinat_t menu_arrow; <text:tab/>// <text:span text:style-name="T3">include arrow coordinats to show in menus.</text:span></text:p>
      <text:p text:style-name="P9"><text:s text:c="2"/>coordinat_t cam_coord; <text:tab/>// <text:span text:style-name="T4">camera coordinats to scroll-show word</text:span></text:p>
      <text:p text:style-name="P9"><text:s text:c="2"/>int mouse_active; <text:tab/><text:tab/>// <text:span text:style-name="T4">choice mouse or keyboard</text:span></text:p>
      <text:p text:style-name="P9"><text:s text:c="2"/>int keyboard_active;</text:p>
      <text:p text:style-name="P9"><text:s text:c="2"/>float zoom; <text:tab/><text:tab/><text:tab/>// <text:span text:style-name="T4">zoom value</text:span></text:p>
      <text:p text:style-name="P9">}option_t;</text:p>
      <text:p text:style-name="P9"/>
      <text:p text:style-name="P10">typedef struct{</text:p>
      <text:p text:style-name="P10"><text:s text:c="2"/>float mass;<text:tab/><text:tab/><text:tab/><text:tab/>// <text:span text:style-name="T5">total point</text:span></text:p>
      <text:p text:style-name="P10"><text:s text:c="2"/>float radius;<text:tab/><text:tab/><text:tab/>// <text:span text:style-name="T5">max_radius or radius of left agar</text:span></text:p>
      <text:p text:style-name="P10"><text:s text:c="2"/>int eaten_bait;<text:tab/><text:tab/><text:tab/>// <text:span text:style-name="T6">number of baits eaten by agar</text:span></text:p>
      <text:p text:style-name="P10"><text:s text:c="2"/>int eaten_bot;<text:tab/><text:tab/><text:tab/>// <text:span text:style-name="T6">number of bots <text:s/>eaten by agar</text:span></text:p>
      <text:p text:style-name="P10">}score_t;<text:tab/><text:tab/><text:tab/><text:tab/>// <text:span text:style-name="T7">store all_scores</text:span></text:p>
      <text:p text:style-name="P7"><text:soft-page-break/></text:p>
      <text:p text:style-name="P7"/>
      <text:p text:style-name="P7"/>
      <text:p text:style-name="P7"/>
      <text:p text:style-name="P6">Functions :</text:p>
      <text:p text:style-name="P6"/>
      <text:p text:style-name="P12">I used 26 functions.I will explain the functions necessary because I have very little information in the header file.</text:p>
      <text:p text:style-name="P12"/>
      <text:p text:style-name="P12"/>
      <text:p text:style-name="P12"/>
      <text:p text:style-name="P14"><text:span text:style-name="T8">1- </text:span>void menu_instructions(option_t *settings)</text:p>
      <text:p text:style-name="P13"><text:tab/><text:span text:style-name="T9">show instuctions</text:span></text:p>
      <text:p text:style-name="P14"><text:span text:style-name="T10">2- </text:span>bool menu(option_t *settings)</text:p>
      <text:p text:style-name="P13"><text:tab/><text:span text:style-name="T10">invocates the menu and starts the game by returning value</text:span></text:p>
      <text:p text:style-name="P14"><text:span text:style-name="T11">3-</text:span>bool is_mause_in(int x1,int y1,int x2,int y2,coordinat_t mouse)</text:p>
      <text:p text:style-name="P13"><text:tab/><text:span text:style-name="T11">checks the mouse coordinat in given parameters.</text:span></text:p>
      <text:p text:style-name="P14"><text:span text:style-name="T11">4-</text:span>void menu_options(option_t *settings)</text:p>
      <text:p text:style-name="P13"><text:tab/><text:span text:style-name="T11">it's call options.We can change some settings with this menu</text:span></text:p>
      <text:p text:style-name="P14"><text:span text:style-name="T11">5-</text:span>void menu_credits(option_t *settings);</text:p>
      <text:p text:style-name="P14"><text:tab/><text:span text:style-name="T12">show credits information</text:span></text:p>
      <text:p text:style-name="P15"><text:span text:style-name="T11">6-</text:span>void change_camera(option_t *settings,float x,float y)</text:p>
      <text:p text:style-name="P14"><text:span text:style-name="T17"><text:tab/></text:span><text:span text:style-name="T13">updates camera coordinat to show a small part of world</text:span></text:p>
      <text:p text:style-name="P14"><text:span text:style-name="T11">7-</text:span>void update_scale(const float radius,float *zoom)</text:p>
      <text:p text:style-name="P13"><text:tab/><text:span text:style-name="T16">updates zoom values. Decreases according to agar radius </text:span></text:p>
      <text:p text:style-name="P14"><text:span text:style-name="T11">8-</text:span>int attack_bots(agar_t bots[],int size,agar_t *player);</text:p>
      <text:p text:style-name="P13"><text:tab/><text:span text:style-name="T18">player attacks bots and if it can eat, will dead bots and improve themselves</text:span></text:p>
      <text:p text:style-name="P14"><text:span text:style-name="T11">10-</text:span>void create_bots(agar_t bots[],int bot_num);</text:p>
      <text:p text:style-name="P13"><text:tab/><text:span text:style-name="T18">create bots amount the bot number and saves in series</text:span></text:p>
      <text:p text:style-name="P14"><text:span text:style-name="T18">11-</text:span>void draw_bots(agar_t bots[],int bot_num);</text:p>
      <text:p text:style-name="P14"><text:tab/><text:span text:style-name="T14">draw agar bots on allegro map</text:span></text:p>
      <text:p text:style-name="P14"><text:span text:style-name="T18">12-</text:span>void move_bots(agar_t bots[],int bot_num,agar_t baits[],int baits_num, <text:s text:c="14"/>agar_t *player,int arr_size);</text:p>
      <text:p text:style-name="P14"><text:tab/><text:span text:style-name="T14">move bots according to some logical movement</text:span></text:p>
      <text:p text:style-name="P14"><text:span text:style-name="T18">13-</text:span>void follow_target(agar_t *bot,agar_t *bait);</text:p>
      <text:p text:style-name="P14"><text:tab/><text:span text:style-name="T14">change bot coordinats according to bait/player/bots</text:span></text:p>
      <text:p text:style-name="P14"><text:span text:style-name="T19">14-</text:span>score_t start_game(option_t *settings);</text:p>
      <text:p text:style-name="P14"><text:tab/><text:span text:style-name="T15">starts the game and return endgamescore, calls the other functions</text:span></text:p>
      <text:p text:style-name="P14"><text:span text:style-name="T19">15-</text:span>void move_accor_mouse(agar_t *player,int size,const option_t *settings);</text:p>
      <text:p text:style-name="P14"><text:tab/><text:span text:style-name="T15">update the agar coordinat according to mouse coordinats</text:span></text:p>
      <text:p text:style-name="P14"><text:span text:style-name="T19">16-</text:span>void move(agar_t *my,Direction_t dir,int size);</text:p>
      <text:p text:style-name="P14"><text:tab/><text:span text:style-name="T15">update the agar coordinat acoording to keyboard direction</text:span></text:p>
      <text:p text:style-name="P14"><text:span text:style-name="T19">17-</text:span>void update_speed(agar_t *agar,int size);</text:p>
      <text:p text:style-name="P14"><text:tab/><text:span text:style-name="T15">update speed according to agar radius</text:span></text:p>
      <text:p text:style-name="P14"><text:soft-page-break/><text:span text:style-name="T19">18-</text:span>void draw_baits(agar_t baits[],int bait_num);</text:p>
      <text:p text:style-name="P14"><text:tab/><text:span text:style-name="T15">draw all baits on world</text:span></text:p>
      <text:p text:style-name="P16"/>
      <text:p text:style-name="P14"><text:span text:style-name="T19">19-</text:span>void create_baits(agar_t baits[],int bait_num);</text:p>
      <text:p text:style-name="P14"><text:tab/><text:span text:style-name="T15">create amount the bait num and saves in baits series</text:span></text:p>
      <text:p text:style-name="P14"><text:span text:style-name="T19">20-</text:span>void check_baits(agar_t *baits);</text:p>
      <text:p text:style-name="P14"><text:tab/><text:span text:style-name="T15">rebuild the dead baits in different locations.</text:span></text:p>
      <text:p text:style-name="P14"><text:span text:style-name="T19">21-</text:span>bool can_eat(agar_t my,agar_t bait);</text:p>
      <text:p text:style-name="P13"><text:tab/><text:span text:style-name="T19">checks agar can eat baits</text:span></text:p>
      <text:p text:style-name="P14"><text:span text:style-name="T19">22-</text:span>int attack_bait(agar_t baits[],int size,agar_t *my);</text:p>
      <text:p text:style-name="P13"><text:tab/><text:span text:style-name="T19">checks all baits and if *my can eat, will kill them and return number of eaten</text:span></text:p>
      <text:p text:style-name="P14"><text:span text:style-name="T19">23-</text:span>void draw_agar(agar_t *agar,option_t *settings,int size);</text:p>
      <text:p text:style-name="P13"><text:tab/><text:span text:style-name="T19">draw agar/player on world</text:span></text:p>
      <text:p text:style-name="P14"><text:span text:style-name="T19">24-</text:span>void split_agar(agar_t agar[],int size,const option_t *settings,Direction_t keyboard, coordinat_t mouse);</text:p>
      <text:p text:style-name="P13"><text:tab/><text:span text:style-name="T20">checks if agar radius more than 40 and press space splits the all part of agar</text:span></text:p>
      <text:p text:style-name="P14"><text:span text:style-name="T20">25-</text:span>void combine_agar(agar_t *agar,int size);</text:p>
      <text:p text:style-name="P13"><text:tab/><text:span text:style-name="T20">combine the agar if time is 0 or less than</text:span></text:p>
      <text:p text:style-name="P14"><text:span text:style-name="T20">26-</text:span>void show_stats(score_t stats);</text:p>
      <text:p text:style-name="P13"><text:tab/><text:span text:style-name="T20">start_game func. Return some information and this fonction will draw on allegro screen.</text:span></text:p>
      <text:p text:style-name="P13"/>
      <text:p text:style-name="P13"/>
      <text:p text:style-name="P19">IMPLEMENTATION :</text:p>
      <text:p text:style-name="P19"/>
      <text:p text:style-name="P18">Firtly, declar<text:span text:style-name="T21">ing</text:span> <text:span text:style-name="T21">images-fonts-allegro inits and initializing this objects.After invocating menu function and waits for a return value.If it is play, will call start game and game will be available to play.In start game function, some vairable created with dinamic data allocation like bots,baits but I used an array to store player informations of type agar. Size of this array is 100.we can change it but it is enough.Our player move with mouse or keyboard(it is optional in options). When we go out of an bait or agar if we bigger than them, radius will increase 0.2 and mass increase 2 points and store number of eaten baits and eaten bots.Bots in game have some rotational movements. They searches nearest bait or player.They can eat baits like us.Increase values equal to us.If player go away from bot, it will change rotation. When we die or do exit, start game will return scores of type score_t and will call show stats funtion.When we close this screen, it will wrap head. If you wanna exit just click screen close button.</text:span></text:p>
      <text:p text:style-name="P19"/>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2ea97" officeooo:paragraph-rsid="0012ea97"/>
    </style:style>
    <style:page-layout style:name="Mpm1">
      <style:page-layout-properties fo:page-width="8.2681in" fo:page-height="11.6929in" style:num-format="1" style:print-orientation="portrait" fo:margin-top="0.4272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4T23:28:26.950744730</meta:creation-date>
    <meta:generator>LibreOffice/4.2.8.2$Linux_X86_64 LibreOffice_project/420m0$Build-2</meta:generator>
    <dc:date>2015-09-15T12:54:45.648565489</dc:date>
    <meta:editing-duration>PT1H10M12S</meta:editing-duration>
    <meta:editing-cycles>43</meta:editing-cycles>
    <meta:document-statistic meta:table-count="0" meta:image-count="0" meta:object-count="0" meta:page-count="4" meta:paragraph-count="96" meta:word-count="726" meta:character-count="5115" meta:non-whitespace-character-count="4331"/>
  </office:meta>
</office:document-meta>
</file>